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0.59pt"/>
    </style:style>
    <style:style style:name="co2" style:family="table-column">
      <style:table-column-properties fo:break-before="auto" style:column-width="206.84pt"/>
    </style:style>
    <style:style style:name="co3" style:family="table-column">
      <style:table-column-properties fo:break-before="auto" style:column-width="223.85pt"/>
    </style:style>
    <style:style style:name="co4" style:family="table-column">
      <style:table-column-properties fo:break-before="auto" style:column-width="345.06pt"/>
    </style:style>
    <style:style style:name="co5" style:family="table-column">
      <style:table-column-properties fo:break-before="auto" style:column-width="254.75pt"/>
    </style:style>
    <style:style style:name="co6" style:family="table-column">
      <style:table-column-properties fo:break-before="auto" style:column-width="221.56pt"/>
    </style:style>
    <style:style style:name="co7" style:family="table-column">
      <style:table-column-properties fo:break-before="auto" style:column-width="135.04pt"/>
    </style:style>
    <style:style style:name="co8" style:family="table-column">
      <style:table-column-properties fo:break-before="auto" style:column-width="124.24pt"/>
    </style:style>
    <style:style style:name="co9" style:family="table-column">
      <style:table-column-properties fo:break-before="auto" style:column-width="257.3pt"/>
    </style:style>
    <style:style style:name="co10" style:family="table-column">
      <style:table-column-properties fo:break-before="auto" style:column-width="352.74pt"/>
    </style:style>
    <style:style style:name="co11" style:family="table-column">
      <style:table-column-properties fo:break-before="auto" style:column-width="390.61pt"/>
    </style:style>
    <style:style style:name="co12" style:family="table-column">
      <style:table-column-properties fo:break-before="auto" style:column-width="253.96pt"/>
    </style:style>
    <style:style style:name="co13" style:family="table-column">
      <style:table-column-properties fo:break-before="auto" style:column-width="464.71pt"/>
    </style:style>
    <style:style style:name="co14" style:family="table-column">
      <style:table-column-properties fo:break-before="auto" style:column-width="247.01pt"/>
    </style:style>
    <style:style style:name="co15" style:family="table-column">
      <style:table-column-properties fo:break-before="auto" style:column-width="257.81pt"/>
    </style:style>
    <style:style style:name="co16" style:family="table-column">
      <style:table-column-properties fo:break-before="auto" style:column-width="64.01pt"/>
    </style:style>
    <style:style style:name="ro1" style:family="table-row">
      <style:table-row-properties style:row-height="61.91pt" fo:break-before="auto" style:use-optimal-row-height="false"/>
    </style:style>
    <style:style style:name="ro2" style:family="table-row">
      <style:table-row-properties style:row-height="26.84pt" fo:break-before="auto" style:use-optimal-row-height="false"/>
    </style:style>
    <style:style style:name="ro3" style:family="table-row">
      <style:table-row-properties style:row-height="32.09pt" fo:break-before="auto" style:use-optimal-row-height="false"/>
    </style:style>
    <style:style style:name="ro4" style:family="table-row">
      <style:table-row-properties style:row-height="29.85pt" fo:break-before="auto" style:use-optimal-row-height="false"/>
    </style:style>
    <style:style style:name="ro5" style:family="table-row">
      <style:table-row-properties style:row-height="35.55pt" fo:break-before="auto" style:use-optimal-row-height="false"/>
    </style:style>
    <style:style style:name="ro6" style:family="table-row">
      <style:table-row-properties style:row-height="42.46pt" fo:break-before="auto" style:use-optimal-row-height="false"/>
    </style:style>
    <style:style style:name="ro7" style:family="table-row">
      <style:table-row-properties style:row-height="39pt" fo:break-before="auto" style:use-optimal-row-height="false"/>
    </style:style>
    <style:style style:name="ro8" style:family="table-row">
      <style:table-row-properties style:row-height="33.25pt" fo:break-before="auto" style:use-optimal-row-height="false"/>
    </style:style>
    <style:style style:name="ro9" style:family="table-row">
      <style:table-row-properties style:row-height="40.14pt" fo:break-before="auto" style:use-optimal-row-height="false"/>
    </style:style>
    <style:style style:name="ro10" style:family="table-row">
      <style:table-row-properties style:row-height="25.26pt" fo:break-before="auto" style:use-optimal-row-height="false"/>
    </style:style>
    <style:style style:name="ro11" style:family="table-row">
      <style:table-row-properties style:row-height="49.35pt" fo:break-before="auto" style:use-optimal-row-height="false"/>
    </style:style>
    <style:style style:name="ro12" style:family="table-row">
      <style:table-row-properties style:row-height="26.39pt" fo:break-before="auto" style:use-optimal-row-height="false"/>
    </style:style>
    <style:style style:name="ro13" style:family="table-row">
      <style:table-row-properties style:row-height="30.95pt" fo:break-before="auto" style:use-optimal-row-height="false"/>
    </style:style>
    <style:style style:name="ro14" style:family="table-row">
      <style:table-row-properties style:row-height="24.09pt" fo:break-before="auto" style:use-optimal-row-height="false"/>
    </style:style>
    <style:style style:name="ro15" style:family="table-row">
      <style:table-row-properties style:row-height="34.41pt" fo:break-before="auto" style:use-optimal-row-height="false"/>
    </style:style>
    <style:style style:name="ro16" style:family="table-row">
      <style:table-row-properties style:row-height="22.96pt" fo:break-before="auto" style:use-optimal-row-height="false"/>
    </style:style>
    <style:style style:name="ro17" style:family="table-row">
      <style:table-row-properties style:row-height="37.84pt" fo:break-before="auto" style:use-optimal-row-height="false"/>
    </style:style>
    <style:style style:name="ro1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1007"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1" table:number-columns-repeated="1007"/>
        </table:table-row>
        <table:table-row table:style-name="ro2">
          <table:table-cell office:value-type="string" calcext:value-type="string">
            <text:p>Sr. Software Engineer</text:p>
          </table:table-cell>
          <table:table-cell office:value-type="string" calcext:value-type="string">
            <text:p>Logical Triangle </text:p>
          </table:table-cell>
          <table:table-cell office:value-type="string" calcext:value-type="string">
            <text:p> 03</text:p>
            <text:p>                                                                </text:p>
          </table:table-cell>
          <table:table-cell office:value-type="string" calcext:value-type="string">
            <text:p>Design, build, and maintain efficient, reusable, and reliable code</text:p>
            <text:p>Develop applications for high-performance, high-integrity, scalability, and security</text:p>
            <text:p>Analysis business requirements in terms of technology.</text:p>
            <text:p>Excellent work experience on android/iOS application development</text:p>
            <text:p>Working with a team for development of Android applications/ iOS applications</text:p>
            <text:p>Proven experience in android application version management in the respective store</text:p>
            <text:p>Writing programs or script for report generation/preparation.</text:p>
            <text:p>Responsible to post-deployment enhancement and bug fixing according to QC or Support feedback</text:p>
            <text:p>Should be excellent in programming and debugging skills</text:p>
            <text:p>Should possess good designing skills based on object-oriented design patterns &amp; frameworks</text:p>
          </table:table-cell>
          <table:table-cell office:value-type="string" calcext:value-type="string">
            <text:p><text:span text:style-name="T1">Looking For : Sr. Software Engineer (iOS/ Android)</text:span></text:p>
            <text:p><text:span text:style-name="T1">                                                        </text:span></text:p>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Computer Application (BCA)Bachelor in Engineering (BEngg) in Computer Science &amp; Engineering, Bachelor of Computer Application (BCA) in Computer Science</text:p>
            <text:p/>
          </table:table-cell>
          <table:table-cell office:value-type="string" calcext:value-type="string">
            <text:p><text:s/></text:p>
          </table:table-cell>
          <table:table-cell office:value-type="string" calcext:value-type="string">
            <text:p/>
            <text:p>Â Tk. 50000 - 100000 (Monthly)</text:p>
            <text:p>                                                                    </text:p>
          </table:table-cell>
          <table:table-cell office:value-type="string" calcext:value-type="string">
            <text:p/>
            <text:p>Tour allowance, Performance bonusSalary Review: YearlyFestival Bonus: 2</text:p>
            <text:p/>
          </table:table-cell>
          <table:table-cell office:value-type="string" calcext:value-type="string">
            <text:p/>
            <text:p>Â Oct 28, 2019</text:p>
            <text:p>                                                                        </text:p>
          </table:table-cell>
          <table:table-cell office:value-type="string" calcext:value-type="string">
            <text:p/>
            <text:p>Â Nov 15, 2019</text:p>
            <text:p>                                                                        </text:p>
          </table:table-cell>
          <table:table-cell table:number-columns-repeated="1007"/>
        </table:table-row>
        <table:table-row table:style-name="ro3">
          <table:table-cell office:value-type="string" calcext:value-type="string">
            <text:p>Assistant Manager, Enterprise ICT Solutions</text:p>
          </table:table-cell>
          <table:table-cell office:value-type="string" calcext:value-type="string">
            <text:p>Optimal Technology (Pvt.) Limited </text:p>
          </table:table-cell>
          <table:table-cell office:value-type="string" calcext:value-type="string">
            <text:p>02</text:p>
            <text:p>                                                                </text:p>
          </table:table-cell>
          <table:table-cell office:value-type="string" calcext:value-type="string">
            <text:p/>
            <text:p>To work as a sales consultant to meet the customer requirements for generating revenue. </text:p>
            <text:p>Responsible for agreed sales targets through KPIs.</text:p>
            <text:p>To lead on implementation, reporting and reviewing of the strategic and operational sales &amp; marketing plans to drive sales and revenue.</text:p>
            <text:p>To lead on developing activities for all channels including digital to meet organizational aims with cohesiveness and creativity</text:p>
            <text:p>To line and project manage the sales &amp; marketing team and wider working groups to fulfil organization's objectives</text:p>
            <text:p>To lead on building internal and external relationships to fulfil the organizational vision</text:p>
            <text:p>To be a member of the Strategic Management Team, owning agreed areas of the Strategic Action Plan and managing identified projects</text:p>
            <text:p>To manage the work programs of relevant staff to ensure optimum productivity, personal development and impact on organization's KPIs</text:p>
            <text:p>To manage and deliver the relevant budgets and produce financial reports</text:p>
            <text:p>To manage agreed sections of the company website - including quality control, data/copy upload and social media activity</text:p>
            <text:p>To attend appropriate meetings and events</text:p>
            <text:p>To support the customer engagement events and any relevant projects as required</text:p>
            <text:p>Any other relevant task commensurate with the level of the role and as requested by Management</text:p>
            <text:p/>
          </table:table-cell>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Master of Business Administration (MBA)</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T/A, Mobile bill, Tour allowance, Performance bonusLunch Facilities: Partially SubsidizeSalary Review: YearlyFestival Bonus: 2New Laptop</text:p>
            <text:p>Annual Picnic</text:p>
            <text:p>Best performance award</text:p>
            <text:p>Professional Training</text:p>
            <text:p/>
          </table:table-cell>
          <table:table-cell office:value-type="string" calcext:value-type="string">
            <text:p/>
            <text:p>Â Oct 27, 2019</text:p>
            <text:p>                                                                        </text:p>
          </table:table-cell>
          <table:table-cell office:value-type="string" calcext:value-type="string">
            <text:p/>
            <text:p>Â Nov 25, 2019</text:p>
            <text:p>                                                                        </text:p>
          </table:table-cell>
          <table:table-cell table:number-columns-repeated="1007"/>
        </table:table-row>
        <table:table-row table:style-name="ro4">
          <table:table-cell office:value-type="string" calcext:value-type="string">
            <text:p>Full Stack PHP Developer</text:p>
          </table:table-cell>
          <table:table-cell office:value-type="string" calcext:value-type="string">
            <text:p>Aspire Tech Services &amp; Solutions Ltd. </text:p>
          </table:table-cell>
          <table:table-cell office:value-type="string" calcext:value-type="string">
            <text:p> 01</text:p>
            <text:p>                                                                </text:p>
          </table:table-cell>
          <table:table-cell office:value-type="string" calcext:value-type="string">
            <text:p>Applications using the back end (PHP framework), front end (Angular JS or React JS OR Vue JS) technologies and connected with different external API.</text:p>
            <text:p>Working as a team member under Team Leader and Project Manager.</text:p>
            <text:p>Experience in large scale ERP development.</text:p>
            <text:p>Will be assigned on multiple projects individually or as a part of the team.</text:p>
          </table:table-cell>
          <table:table-cell office:value-type="string" calcext:value-type="string">
            <text:p><text:span text:style-name="T1"> Looking for PHP Full stack developer.</text:span></text:p>
            <text:p><text:span text:style-name="T1">                                                        </text:span></text:p>
          </table:table-cell>
          <table:table-cell office:value-type="string" calcext:value-type="string">
            <text:p/>
            <text:p>                                                                Full-time</text:p>
            <text:p>                                                            </text:p>
          </table:table-cell>
          <table:table-cell office:value-type="string" calcext:value-type="string">
            <text:p/>
            <text:p>Â At least 1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Sc/ M.Sc in Computer Science/ Engineering from any university.</text:p>
            <text:p>Skills Required:  HTML5,  Laravel Framework,  MySQL and MVC framework, ASP.NET MVC, HTML5 &amp; CSS3, PHP</text:p>
            <text:p/>
          </table:table-cell>
          <table:table-cell office:value-type="string" calcext:value-type="string">
            <text:p/>
            <text:p>The applicants should have experience in the following area(s): Laravel, Object Oriented Programming, Programmer/ Software Engineer, Web DeveloperThe applicants should have experience in the following area(s): Core PHP, MySQL, MVC framework, JavaScript, OOP, Ajax, jQuery, JSON, HTML5, CSS3Must have expertise in PHP framework (PHP, Codeignitor, Laravel etc)Also expertise in PHP latest version along with other latest technologyDeep knowledge about OOP, MySQL and MVC frameworkExpertise in Scripting Language (JavaScript, jQuery)Knowledge about Frontend JavaScript framework Angular JS or React JSAdvanced knowledge of SQL/MySQL database query.Must have thorough knowledge in HTML5, CSS, CSS3, Bootstrap development with responsive and legacy browser compliance.Familiar with Web application development tools.Ability to work with Photoshop / IllustratorKnowledge of various Web API's and how to integrate with 3rd party systemsFluent in English and is able to communicate, collect requirements.</text:p>
            <text:p/>
          </table:table-cell>
          <table:table-cell office:value-type="string" calcext:value-type="string">
            <text:p/>
            <text:p>Â Tk. 20000 (Monthly)</text:p>
            <text:p>                                                                    </text:p>
          </table:table-cell>
          <table:table-cell office:value-type="string" calcext:value-type="string">
            <text:p/>
            <text:p>Salary Review: YearlyFestival Bonus: 2Weekly 2 Holiday</text:p>
            <text:p/>
          </table:table-cell>
          <table:table-cell office:value-type="string" calcext:value-type="string">
            <text:p/>
            <text:p>Â Oct 27, 2019</text:p>
            <text:p>                                                                        </text:p>
          </table:table-cell>
          <table:table-cell office:value-type="string" calcext:value-type="string">
            <text:p/>
            <text:p>Â Nov 26, 2019</text:p>
            <text:p>                                                                        </text:p>
          </table:table-cell>
          <table:table-cell table:number-columns-repeated="1007"/>
        </table:table-row>
        <table:table-row table:style-name="ro5">
          <table:table-cell office:value-type="string" calcext:value-type="string">
            <text:p>Jr. Support Engineer</text:p>
          </table:table-cell>
          <table:table-cell office:value-type="string" calcext:value-type="string">
            <text:p>BRAC IT Services Limited </text:p>
          </table:table-cell>
          <table:table-cell office:value-type="string" calcext:value-type="string">
            <text:p>04</text:p>
            <text:p>                                                                </text:p>
          </table:table-cell>
          <table:table-cell office:value-type="string" calcext:value-type="string">
            <text:p>Excellent technical skill to provide efficient IT Support.</text:p>
            <text:p>Monitoring queues and distribute task among team members.</text:p>
            <text:p>Ability to handle the Top Management/VIP users of the customer.</text:p>
            <text:p>Working effectively increase profitability, productivity and overall client experience.</text:p>
            <text:p>Handling escalated issues from customers.</text:p>
            <text:p>Installation and configuration of different hardware and software.</text:p>
            <text:p>Managing 1st level end user support of Computer and Network devices and SMART Phones.</text:p>
            <text:p>Setup and maintenance of wireless devices, printer, scanner, projector etc.</text:p>
            <text:p>Managing IT Hardware Lab.</text:p>
            <text:p>Providing documents, reports, feedback &amp; maintain constant communication to the immediate line manager.</text:p>
          </table:table-cell>
          <table:table-cell office:value-type="string" calcext:value-type="string">
            <text:p><text:span text:style-name="T1"> 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span></text:p>
            <text:p><text:span text:style-name="T1">                                                        </text:span></text:p>
          </table:table-cell>
          <table:table-cell office:value-type="string" calcext:value-type="string">
            <text:p/>
            <text:p>                                                                Contractual</text:p>
            <text:p>                                                            </text:p>
          </table:table-cell>
          <table:table-cell office:value-type="string" calcext:value-type="string">
            <text:p/>
            <text:p>Â 1 to 2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Diploma/ B.Sc in Information Technology</text:p>
            <text:p/>
          </table:table-cell>
          <table:table-cell office:value-type="string" calcext:value-type="string">
            <text:p/>
            <text:p>Can-Do attitude. </text:p>
            <text:p>Ready to handle critical situation. </text:p>
            <text:p>Ready to work extra hours and holidays if required. </text:p>
            <text:p>Very good Customer handling ability. </text:p>
            <text:p>Good knowledge in report generation. </text:p>
            <text:p>Honest, punctual disciplined and hard working. </text:p>
            <text:p>Must be a team player.</text:p>
            <text:p/>
          </table:table-cell>
          <table:table-cell office:value-type="string" calcext:value-type="string">
            <text:p/>
            <text:p>Â Negotiable</text:p>
            <text:p>                                                                    </text:p>
          </table:table-cell>
          <table:table-cell office:value-type="string" calcext:value-type="string">
            <text:p/>
            <text:p>Mobile billSalary Review: YearlyFestival Bonus: 2</text:p>
            <text:p/>
          </table:table-cell>
          <table:table-cell office:value-type="string" calcext:value-type="string">
            <text:p/>
            <text:p>Â Oct 27, 2019</text:p>
            <text:p>                                                                        </text:p>
          </table:table-cell>
          <table:table-cell office:value-type="string" calcext:value-type="string">
            <text:p/>
            <text:p>Â Nov 10, 2019</text:p>
            <text:p>                                                                        </text:p>
          </table:table-cell>
          <table:table-cell table:number-columns-repeated="1007"/>
        </table:table-row>
        <table:table-row table:style-name="ro6">
          <table:table-cell office:value-type="string" calcext:value-type="string">
            <text:p>Software Engineer, JAVA</text:p>
          </table:table-cell>
          <table:table-cell office:value-type="string" calcext:value-type="string">
            <text:p>BRAC IT Services Limited </text:p>
          </table:table-cell>
          <table:table-cell office:value-type="string" calcext:value-type="string">
            <text:p>Not specific</text:p>
            <text:p>                                                                </text:p>
          </table:table-cell>
          <table:table-cell office:value-type="string" calcext:value-type="string">
            <text:p>Develop enterprise solution by ensuring solid understanding of requirement, business flow, data usage and work processes.</text:p>
            <text:p>Develop software in Java Platform.</text:p>
            <text:p>Develop optimized SQLs for reporting.</text:p>
            <text:p>Develop reports with Jasper/iReport.</text:p>
            <text:p>Strongly maintain and follow the coding convention.</text:p>
            <text:p>Prepare technical documentation as required.</text:p>
          </table:table-cell>
          <table:table-cell office:value-type="string" calcext:value-type="string">
            <text:p><text:span text:style-name="T1">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span></text:p>
            <text:p><text:span text:style-name="T1">                                                        </text:span></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Sc in Computer Science or equivalent from any reputed University.</text:p>
            <text:p/>
          </table:table-cell>
          <table:table-cell office:value-type="string" calcext:value-type="string">
            <text:p/>
            <text:p>Experience in J2EE, Spring, Hibernate. </text:p>
            <text:p>Experience in any MVC Framework especially specially Grails &amp; Groovy. </text:p>
            <text:p>Experience in AJAX, JQuery, JavaScript, HTML, CSS. </text:p>
            <text:p>Experience on business application development will be plus </text:p>
            <text:p>Experience on Jasper/iReport </text:p>
            <text:p>Experience in unit testing</text:p>
            <text:p>Understanding of ORM frameworks ilike Hibernate, JPA, etc. </text:p>
            <text:p>Must be a good team player </text:p>
            <text:p>Must have strong analytical &amp; problem-solving skills</text:p>
            <text:p>Must be good debugger and problem solver. </text:p>
            <text:p>Must be able to work under tight deadline. </text:p>
            <text:p>Able to work in any phase of software product life cycle. </text:p>
            <text:p>Comfortable with fast-paced, collaborative, iterative development.</text:p>
            <text:p/>
          </table:table-cell>
          <table:table-cell office:value-type="string" calcext:value-type="string">
            <text:p/>
            <text:p>Â Negotiable</text:p>
            <text:p>                                                                    </text:p>
          </table:table-cell>
          <table:table-cell office:value-type="string" calcext:value-type="string">
            <text:p/>
            <text:p>Mobile bill, Tour allowance, Provident fund, Weekly 2 holidays, Insurance, GratuityFestival Bonus: 2</text:p>
            <text:p/>
          </table:table-cell>
          <table:table-cell office:value-type="string" calcext:value-type="string">
            <text:p/>
            <text:p>Â Oct 27, 2019</text:p>
            <text:p>                                                                        </text:p>
          </table:table-cell>
          <table:table-cell office:value-type="string" calcext:value-type="string">
            <text:p/>
            <text:p>Â Nov 10, 2019</text:p>
            <text:p>                                                                        </text:p>
          </table:table-cell>
          <table:table-cell table:number-columns-repeated="1007"/>
        </table:table-row>
        <table:table-row table:style-name="ro7">
          <table:table-cell office:value-type="string" calcext:value-type="string">
            <text:p>Software Developer</text:p>
          </table:table-cell>
          <table:table-cell office:value-type="string" calcext:value-type="string">
            <text:p>Walton Hi-Tech Industries Ltd. </text:p>
          </table:table-cell>
          <table:table-cell office:value-type="string" calcext:value-type="string">
            <text:p>     05</text:p>
            <text:p>                                                                </text:p>
          </table:table-cell>
          <table:table-cell office:value-type="string" calcext:value-type="string">
            <text:p/>
            <text:p>Work on PHP MVC frame work (Codeigniter / Laravel), Core PHP, Database.</text:p>
            <text:p>Requirement Collection, Analyze &amp; System Design.</text:p>
            <text:p>Develop &amp; Maintain Business Software as per requirements.</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Only males are allowed to apply</text:p>
            <text:p>                                                                    </text:p>
          </table:table-cell>
          <table:table-cell office:value-type="string" calcext:value-type="string">
            <text:p/>
            <text:p>Â Age at least 24 years</text:p>
            <text:p>                                                                    </text:p>
          </table:table-cell>
          <table:table-cell office:value-type="string" calcext:value-type="string">
            <text:p/>
            <text:p>Â Gazipur</text:p>
            <text:p>                                                                    </text:p>
          </table:table-cell>
          <table:table-cell/>
          <table:table-cell office:value-type="string" calcext:value-type="string">
            <text:p/>
            <text:p>B.Sc  in CSE from any reputed University.</text:p>
            <text:p/>
          </table:table-cell>
          <table:table-cell office:value-type="string" calcext:value-type="string">
            <text:p/>
            <text:p>Age at least 24 years </text:p>
            <text:p>Only males are allowed to apply</text:p>
            <text:p>The applicants should have experience in the following areas: Core PHP, PHP(OOP), Laravel, CodeIgniter, MySQL, HTML5, CSS3 and UI.</text:p>
            <text:p>Strong knowledge in OOP, MVC &amp; Design Patterns.</text:p>
            <text:p>Must have expertise in RAW PHP Programming, Database Design, Stored Procedure &amp; Complex Query writing.</text:p>
            <text:p>Advanced knowledge of JavaScript, jQuery, Ajax, Bootstrap.</text:p>
            <text:p>Must have problem solving skill.</text:p>
            <text:p>Excellent command of English.</text:p>
            <text:p>Knowledge on Oracle, PL SQ, Java is an extra advantage.</text:p>
            <text:p>Have to obey company rules and follow the instructions of the team leader.</text:p>
            <text:p>Must be a quick learner &amp; able to adopt new technologies.</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8, 2019</text:p>
            <text:p>                                                                        </text:p>
          </table:table-cell>
          <table:table-cell office:value-type="string" calcext:value-type="string">
            <text:p/>
            <text:p>Â Nov 9, 2019</text:p>
            <text:p>                                                                        </text:p>
          </table:table-cell>
          <table:table-cell table:number-columns-repeated="1007"/>
        </table:table-row>
        <table:table-row table:style-name="ro5">
          <table:table-cell office:value-type="string" calcext:value-type="string">
            <text:p>Senior ASP.NET Developer</text:p>
          </table:table-cell>
          <table:table-cell office:value-type="string" calcext:value-type="string">
            <text:p>Nanosoft Limited </text:p>
          </table:table-cell>
          <table:table-cell office:value-type="string" calcext:value-type="string">
            <text:p>   Not specific</text:p>
            <text:p>                                                                </text:p>
          </table:table-cell>
          <table:table-cell office:value-type="string" calcext:value-type="string">
            <text:p>Analysis &amp; Coding. Solid Knowledge on MVC 4 and Web Services.</text:p>
          </table:table-cell>
          <table:table-cell office:value-type="string" calcext:value-type="string">
            <text:p><text:span text:style-name="T1"/></text:p>
            <text:p><text:span text:style-name="T1">Shall be preferable if you have skills in - </text:span></text:p>
            <text:p><text:span text:style-name="T1">Front-end-frameworks like Angular, Vue, and/or React</text:span></text:p>
            <text:p><text:span text:style-name="T1">Blazor framework</text:span></text:p>
            <text:p><text:span text:style-name="T1">Dotnet core 3.0</text:span></text:p>
            <text:p><text:span text:style-name="T1">Sound knowledge in GIT</text:span></text:p>
            <text:p><text:span text:style-name="T1">Ability to use NPM (node package manager)</text:span></text:p>
            <text:p><text:span text:style-name="T1">ArcGIS, Business Process, GIS</text:span></text:p>
            <text:p><text:span text:style-name="T1"/></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at least 24 years</text:p>
            <text:p>                                                                    </text:p>
          </table:table-cell>
          <table:table-cell office:value-type="string" calcext:value-type="string">
            <text:p/>
            <text:p>Â Anywhere in Bangladesh</text:p>
            <text:p>                                                                    </text:p>
          </table:table-cell>
          <table:table-cell/>
          <table:table-cell office:value-type="string" calcext:value-type="string">
            <text:p/>
            <text:p>Bachelor of Science (BSc) in CSE, Masters in Computer Application (MCA) in CSE, Bachelor in Engineering (BEngg) in CSE, Masters in Engineering (MEngg) in CSEMinimum B.Sc in Computer Science &amp; Engineering or equivalent from any reputed University.Experience will be added relax for Educational Background.</text:p>
            <text:p/>
          </table:table-cell>
          <table:table-cell office:value-type="string" calcext:value-type="string">
            <text:p/>
            <text:p>Age at least 24 years </text:p>
            <text:p>Both males and females are allowed to apply</text:p>
            <text:p>At least 3 year's experience of ASP.NET Development experience (Must).Knowledge in ASP.NET, AJAX, Oracle Must be able to work in a teamSound knowledge on OOP principles, design patterns etc.Ability to work quickly with high-qualityGood working knowledge with other programming knowledge is a strong plusTeam oriented attitude with strong communications skillsFluent in English (spoken an written)Innovative, open minded and ready to put the necessary effort to reach the goals and deadlines.Able to Analyze, design and develop software in Web based and Desktop based using: ASP.NET, C#, ADO.NET, Crystal Report, .NET framework 4.5+, Java Script, Oracle, SQL Server 2008 and later etc.Sound knowledge on WF, WCF, and WPFSound knowledge on multi-layer architecture.Very good understanding on Object Oriented Language (C#, VB.NET etc).Should have sound knowledge in Web 2.0 concept, including AJAX, iQuery &amp; JSON</text:p>
            <text:p/>
          </table:table-cell>
          <table:table-cell office:value-type="string" calcext:value-type="string">
            <text:p/>
            <text:p>Â Negotiable</text:p>
            <text:p>                                                                    </text:p>
          </table:table-cell>
          <table:table-cell office:value-type="string" calcext:value-type="string">
            <text:p/>
            <text:p>Performance bonus, Provident fund, Weekly 2 holidaysSalary Review: Half YearlyFestival Bonus: 2Flexible, friendly and good work environment.</text:p>
            <text:p/>
          </table:table-cell>
          <table:table-cell office:value-type="string" calcext:value-type="string">
            <text:p/>
            <text:p>Â Oct 28, 2019</text:p>
            <text:p>                                                                        </text:p>
          </table:table-cell>
          <table:table-cell office:value-type="string" calcext:value-type="string">
            <text:p/>
            <text:p>Â Nov 27, 2019</text:p>
            <text:p>                                                                        </text:p>
          </table:table-cell>
          <table:table-cell table:number-columns-repeated="1007"/>
        </table:table-row>
        <table:table-row table:style-name="ro8">
          <table:table-cell office:value-type="string" calcext:value-type="string">
            <text:p>Team Lead/ Senior Web Application Developer (PHP)</text:p>
          </table:table-cell>
          <table:table-cell office:value-type="string" calcext:value-type="string">
            <text:p>Nanosoft Limited </text:p>
          </table:table-cell>
          <table:table-cell office:value-type="string" calcext:value-type="string">
            <text:p>       Not specific</text:p>
            <text:p>                                                                </text:p>
          </table:table-cell>
          <table:table-cell office:value-type="string" calcext:value-type="string">
            <text:p/>
            <text:p>                                                            Analysis, Coding &amp; Leading.</text:p>
            <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at least 24 years</text:p>
            <text:p>                                                                    </text:p>
          </table:table-cell>
          <table:table-cell office:value-type="string" calcext:value-type="string">
            <text:p/>
            <text:p>Â Anywhere in Bangladesh</text:p>
            <text:p>                                                                    </text:p>
          </table:table-cell>
          <table:table-cell/>
          <table:table-cell office:value-type="string" calcext:value-type="string">
            <text:p/>
            <text:p>Bachelor in Engineering (BEngg) in CSE, Master of Science (MSc) in CSEMinimum B.Sc in Computer Science &amp; Engineering or equivalent from any reputed University.Experience will be added relax for Educational Background.</text:p>
            <text:p>Skills Required:  Laravel Framework,  Oracle PLSQL, 2+ Years experience with Laravel and Vue js, Angular, ArcGIS, Business Process, GIS</text:p>
            <text:p/>
          </table:table-cell>
          <table:table-cell office:value-type="string" calcext:value-type="string">
            <text:p/>
            <text:p>Age at least 24 years </text:p>
            <text:p>Both males and females are allowed to apply</text:p>
            <text:p>At least 3 year's experience of Web Application Development using Laravel, CodeIgniter.Knowledge in PHP, AJAX, JavaScript, Jquery, JSON, AngularJS, NodeJSMust be able to work in a teamSound knowledge on OOP principles, design patterns etc.Ability to work quickly with high-qualityGood working knowledge with other programming knowledge is preferableTeam oriented attitude with strong communications skillsFluent in English (spoken an written)Innovative, open minded and ready to put the necessary effort to reach the goals and deadlines.Able to Analyze, design and develop software in Web based using: PHP,  JavaScript, MySQL, Oracle, SQL Server 2012 etc.Experience with an MVC framework such as Zend, CodeIgniter, Laravel is must.Extensive knowledge in PHP with CodeIgniter, Laravel, Javascript &amp; AJAXProfessional experience using Design PatternExperience in developing web applicationKnowledge in Open source ToolsShould have sound knowledge in Web 2.0 concept</text:p>
            <text:p/>
          </table:table-cell>
          <table:table-cell office:value-type="string" calcext:value-type="string">
            <text:p/>
            <text:p>Â Negotiable</text:p>
            <text:p>                                                                    </text:p>
          </table:table-cell>
          <table:table-cell office:value-type="string" calcext:value-type="string">
            <text:p/>
            <text:p>Performance bonus, Provident fund, Weekly 2 holidaysSalary Review: Half YearlyFestival Bonus: 2Flexible, friendly and good work environment.</text:p>
            <text:p/>
          </table:table-cell>
          <table:table-cell office:value-type="string" calcext:value-type="string">
            <text:p/>
            <text:p>Â Oct 28, 2019</text:p>
            <text:p>                                                                        </text:p>
          </table:table-cell>
          <table:table-cell office:value-type="string" calcext:value-type="string">
            <text:p/>
            <text:p>Â Nov 27, 2019</text:p>
            <text:p>                                                                        </text:p>
          </table:table-cell>
          <table:table-cell table:number-columns-repeated="1007"/>
        </table:table-row>
        <table:table-row table:style-name="ro9">
          <table:table-cell office:value-type="string" calcext:value-type="string">
            <text:p>Digital Marketing Executive</text:p>
          </table:table-cell>
          <table:table-cell office:value-type="string" calcext:value-type="string">
            <text:p>Greenone Systems </text:p>
          </table:table-cell>
          <table:table-cell office:value-type="string" calcext:value-type="string">
            <text:p>         02</text:p>
            <text:p>                                                                </text:p>
          </table:table-cell>
          <table:table-cell office:value-type="string" calcext:value-type="string">
            <text:p>Execute all digital marketing, including Facebook Boosting, SEO/SEM/PPC, Social Media and Web Advert such as Google Add, E-mail Marketing, good Graphics Design Knowledge, create necessary marketing database.</text:p>
            <text:p>Proficient with In Photoshop &amp; Illustrator, Design, Frame maker, Dream Weaver, HTML, HTML5, CSS</text:p>
            <text:p>Facebook pixel, Facebook live manage, SMS campaign, YouTube marketing &amp; channel manage.</text:p>
            <text:p>Creation, development, and editing of original content for activities related to online marketing.</text:p>
            <text:p>Ability to create cover photo, banner design, photo manipulation, motion graphic, animation, video editing, sound editing for video clip, info-graphic design etc.</text:p>
            <text:p>Manage and maintain the organization's website(s).</text:p>
            <text:p>Fix any errors or bugs in online content.</text:p>
            <text:p>Track and analyse website traffic flow and provide regular internal reports.</text:p>
            <text:p>Undertake administrative duties as required to ensure that the online advertising and marketing operation runs smoothly and efficiently.</text:p>
            <text:p>Implementing company's social media accounts focusing on information that are relevant to our client's business objectives (e.g. LinkedIn, Twitter, Facebook, Google+, YouTube, Pinterest, Flickr etc.)</text:p>
          </table:table-cell>
          <table:table-cell office:value-type="string" calcext:value-type="string">
            <text:p><text:span text:style-name="T1"/></text:p>
            <text:p><text:span text:style-name="T1">We are looking for an experienced in IT knowledge especially digital platforms for E-mail marketing, facebook marketing, search engine optimization (SEO) and digital customer service management.</text:span></text:p>
            <text:p><text:span text:style-name="T1">Please do not apply if you are not eligible with the criteria and responsibilities.</text:span></text:p>
            <text:p><text:span text:style-name="T1">Office Hour: 10:00 am to 6.30pm.</text:span></text:p>
            <text:p><text:span text:style-name="T1"/></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Both males and females are allowed to apply</text:p>
            <text:p>                                                                    </text:p>
          </table:table-cell>
          <table:table-cell office:value-type="string" calcext:value-type="string">
            <text:p/>
            <text:p>Â Age at most 35 years</text:p>
            <text:p>                                                                    </text:p>
          </table:table-cell>
          <table:table-cell office:value-type="string" calcext:value-type="string">
            <text:p/>
            <text:p>Â Dhaka (Uttara)</text:p>
            <text:p>                                                                    </text:p>
          </table:table-cell>
          <table:table-cell/>
          <table:table-cell office:value-type="string" calcext:value-type="string">
            <text:p/>
            <text:p>Bachelor degree in any discipline.</text:p>
            <text:p>Bachelor degree from a reputed university.</text:p>
            <text:p/>
          </table:table-cell>
          <table:table-cell office:value-type="string" calcext:value-type="string">
            <text:p/>
            <text:p>Age at most 35 years </text:p>
            <text:p>Both males and females are allowed to apply</text:p>
            <text:p>Candidates who have Digital/Online marketing course will get more priority.</text:p>
            <text:p>Preferred Professional Certification: Digital Marketing, SEO,PPC</text:p>
            <text:p>Skills Required: Technical Sales/ IT Marketing, Adobe Photoshop &amp; Illustrator, Adobe After Effects, HTML5 &amp; CSS3,HTML</text:p>
            <text:p>Experienced with reputed digital marketing agency is preferable.</text:p>
            <text:p>Candidates must have enough knowledge about Digital/Online marketing.</text:p>
            <text:p>Candidates who have Digital/Online Marketing Course will get more priority.</text:p>
            <text:p>Good communication skill in both Bangla &amp; English.</text:p>
            <text:p>Experience managing PPC, SEO and Affiliate programmes.</text:p>
            <text:p>Strong understanding of current online marketing concepts, strategy and best practice.</text:p>
            <text:p>Experience in ecommerce, SEO, PPC, Email marketing, and social media.</text:p>
            <text:p>High motivation, honesty, flexibility, carefulness and reliability.</text:p>
            <text:p/>
          </table:table-cell>
          <table:table-cell office:value-type="string" calcext:value-type="string">
            <text:p/>
            <text:p>Â Negotiable</text:p>
            <text:p>                                                                    </text:p>
          </table:table-cell>
          <table:table-cell office:value-type="string" calcext:value-type="string">
            <text:p/>
            <text:p>T/A, Mobile bill, Performance bonus.</text:p>
            <text:p>Festival Bonus: 2</text:p>
            <text:p>Salary Review: Yearly</text:p>
            <text:p/>
          </table:table-cell>
          <table:table-cell office:value-type="string" calcext:value-type="string">
            <text:p/>
            <text:p>Â Oct 28, 2019</text:p>
            <text:p>                                                                        </text:p>
          </table:table-cell>
          <table:table-cell office:value-type="string" calcext:value-type="string">
            <text:p/>
            <text:p>Â Nov 10, 2019</text:p>
            <text:p>                                                                        </text:p>
          </table:table-cell>
          <table:table-cell table:number-columns-repeated="1007"/>
        </table:table-row>
        <table:table-row table:style-name="ro10">
          <table:table-cell office:value-type="string" calcext:value-type="string">
            <text:p>PHP Programmer (Laravel)</text:p>
          </table:table-cell>
          <table:table-cell office:value-type="string" calcext:value-type="string">
            <text:p>Al-Haj Group of Industries </text:p>
          </table:table-cell>
          <table:table-cell office:value-type="string" calcext:value-type="string">
            <text:p>              01</text:p>
            <text:p>                                                                </text:p>
          </table:table-cell>
          <table:table-cell office:value-type="string" calcext:value-type="string">
            <text:p>Develop and maintain web-based applications using PHP, JavaScript, jQuery,</text:p>
            <text:p>MySQL, JSON, AJAX, and CSS3 etc.</text:p>
            <text:p>Must have expertise in PHP framework Laravel.</text:p>
            <text:p>Must have expertise in PHP latest version along with other latest technology</text:p>
            <text:p>Including Ajax, JavaScript, jQuery, SQL, MySQL. While maintaining standard coding convention.</text:p>
            <text:p>Experienced in PHP MVC frameworks, Laravel preferred.</text:p>
            <text:p>Excellent capability of writing complex SQL queries, Stored Procedure.</text:p>
            <text:p>Strong debugging skill is required to work on existing projects.</text:p>
            <text:p>Convey effectively with all task progress, evaluations, suggestions, schedules along with the existed technical team.</text:p>
            <text:p>Must be a team player, and ready to assist other team members when necessary.</text:p>
            <text:p>Analyze requirement specifications and translate them into tasks.</text:p>
            <text:p>Must follow command your Team Leader / Coordinator / Supervisor.</text:p>
            <text:p>Experience in Vue Js, Restful API, Real-time Broadcasting.</text:p>
            <text:p>Extensive knowledge in PHP, XHTML, JavaScript, MYSQL.</text:p>
            <text:p>Knowledge in Web 2.0 technology.</text:p>
            <text:p>Familiar with Web application development tools.</text:p>
          </table:table-cell>
          <table:table-cell office:value-type="string" calcext:value-type="string">
            <text:p><text:span text:style-name="T1"/></text:p>
            <text:p><text:span text:style-name="T1">We are looking for PHP Full stack developers with skills and experience in building modern web.</text:span></text:p>
            <text:p><text:span text:style-name="T1">Applications using the back end (Laravel framework), front end (Vue.js) technologies and</text:span></text:p>
            <text:p><text:span text:style-name="T1">connected with different external API.</text:span></text:p>
            <text:p><text:span text:style-name="T1"/></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table:table-cell office:value-type="string" calcext:value-type="string">
            <text:p/>
            <text:p>Bachelor degree in any discipline, Bachelor of Science (BSc) in CSE</text:p>
            <text:p>Skills Required:  Laravel Framework, HTML5 &amp; CSS3, JavaScript, MySQL</text:p>
            <text:p/>
          </table:table-cell>
          <table:table-cell office:value-type="string" calcext:value-type="string">
            <text:p/>
            <text:p>Age 25 to 35 years </text:p>
            <text:p>Only males are allowed to apply</text:p>
            <text:p/>
          </table:table-cell>
          <table:table-cell office:value-type="string" calcext:value-type="string">
            <text:p/>
            <text:p>Â Tk. 20000 - 30000 (Monthly)</text:p>
            <text:p>                                                                    </text:p>
          </table:table-cell>
          <table:table-cell office:value-type="string" calcext:value-type="string">
            <text:p/>
            <text:p>Lunch Facilities: Partially SubsidizeSalary Review: YearlyFestival Bonus: 2Quick promotion scheme available according to performance.</text:p>
            <text:p/>
          </table:table-cell>
          <table:table-cell office:value-type="string" calcext:value-type="string">
            <text:p/>
            <text:p>Â Oct 27, 2019</text:p>
            <text:p>                                                                        </text:p>
          </table:table-cell>
          <table:table-cell office:value-type="string" calcext:value-type="string">
            <text:p/>
            <text:p>Â Nov 26, 2019</text:p>
            <text:p>                                                                        </text:p>
          </table:table-cell>
          <table:table-cell table:number-columns-repeated="1007"/>
        </table:table-row>
        <table:table-row table:style-name="ro11">
          <table:table-cell office:value-type="string" calcext:value-type="string">
            <text:p>Senior Executive - Software Support</text:p>
          </table:table-cell>
          <table:table-cell office:value-type="string" calcext:value-type="string">
            <text:p>Cygnus Innovation Ltd. </text:p>
          </table:table-cell>
          <table:table-cell office:value-type="string" calcext:value-type="string">
            <text:p>          02</text:p>
            <text:p>                                                                </text:p>
          </table:table-cell>
          <table:table-cell office:value-type="string" calcext:value-type="string">
            <text:p/>
            <text:p>Software Training to client</text:p>
            <text:p>Regularly monitor customer satisfaction, Manage and monitor software project.</text:p>
            <text:p>Actively participate in all aspects on installation, training,  integration, configuration, and testing, Post Production support and Cut Over.</text:p>
            <text:p>Requirement collection from client</text:p>
            <text:p>Provide regular update to support management about his performance.</text:p>
            <text:p>Maintain continuous communication with development team</text:p>
            <text:p>Manage team members</text:p>
            <text:p/>
          </table:table-cell>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Both males and females are allowed to apply</text:p>
            <text:p>                                                                    </text:p>
          </table:table-cell>
          <table:table-cell office:value-type="string" calcext:value-type="string">
            <text:p/>
            <text:p>Â Age 24 to 32 years</text:p>
            <text:p>                                                                    </text:p>
          </table:table-cell>
          <table:table-cell office:value-type="string" calcext:value-type="string">
            <text:p/>
            <text:p>Â Dhaka Division</text:p>
            <text:p>                                                                    </text:p>
          </table:table-cell>
          <table:table-cell/>
          <table:table-cell office:value-type="string" calcext:value-type="string">
            <text:p/>
            <text:p>B.Sc in Computer Science or BBA/ Accounting Graduates, In case of experience, education qualification will be relaxed.</text:p>
            <text:p/>
          </table:table-cell>
          <table:table-cell office:value-type="string" calcext:value-type="string">
            <text:p/>
            <text:p>Age 24 to 32 years </text:p>
            <text:p>Both males and females are allowed to apply</text:p>
            <text:p>The applicants should have experience in the following area(s):  knowledge on SQL Server/ Crystal Report</text:p>
            <text:p>Create database, Table and run Queries &amp; triggers, Data backup and restore</text:p>
            <text:p>Should be smart, energetic with excellent interpersonal &amp; communication skills in English &amp; Bengali.</text:p>
            <text:p>Knowledge of Bangladesh Financial and Capital Markets is a STRONG PLUS.</text:p>
            <text:p>Knowledge on Financial Accounting is a STRONG PLUS</text:p>
            <text:p>Document, assign, and monitor all projects issues to ensure clearance with minimal impact to project progress.</text:p>
            <text:p/>
          </table:table-cell>
          <table:table-cell office:value-type="string" calcext:value-type="string">
            <text:p/>
            <text:p>Â Negotiable</text:p>
            <text:p>                                                                    </text:p>
          </table:table-cell>
          <table:table-cell office:value-type="string" calcext:value-type="string">
            <text:p/>
            <text:p>Mobile bill, Weekly 2 holidaysSalary Review: YearlyFestival Bonus </text:p>
            <text:p>Yearly Bonus</text:p>
            <text:p>Provident Fund</text:p>
            <text:p/>
          </table:table-cell>
          <table:table-cell office:value-type="string" calcext:value-type="string">
            <text:p/>
            <text:p>Â Oct 27, 2019</text:p>
            <text:p>                                                                        </text:p>
          </table:table-cell>
          <table:table-cell office:value-type="string" calcext:value-type="string">
            <text:p/>
            <text:p>Â Nov 23, 2019</text:p>
            <text:p>                                                                        </text:p>
          </table:table-cell>
          <table:table-cell table:number-columns-repeated="1007"/>
        </table:table-row>
        <table:table-row table:style-name="ro12">
          <table:table-cell office:value-type="string" calcext:value-type="string">
            <text:p>IT Officer</text:p>
          </table:table-cell>
          <table:table-cell office:value-type="string" calcext:value-type="string">
            <text:p>Ecademy </text:p>
          </table:table-cell>
          <table:table-cell office:value-type="string" calcext:value-type="string">
            <text:p>      Not specific</text:p>
            <text:p>                                                                </text:p>
          </table:table-cell>
          <table:table-cell office:value-type="string" calcext:value-type="string">
            <text:p>Execute all digital marketing, including Facebook Boosting, SEM/ PPC, Social Media and E-mail Marketing (Mail Merging), good Graphics Design Knowledge, Photoshop &amp; Illustrator, create necessary marketing database</text:p>
            <text:p>Creation, development, and editing contents and promotional materials. Update and restructure contents as required.</text:p>
            <text:p>Develop material for web pages and maintaining web page.</text:p>
            <text:p>Maintaining mail server</text:p>
            <text:p>LAB update as per requirement</text:p>
            <text:p>Tracking and reporting on online performance.</text:p>
            <text:p>Look after Hardware and software system of the IT device of the company</text:p>
            <text:p>Provide support to all users for internet facility, desktop, laptop, printer, scanner, e-mail</text:p>
            <text:p>Those who are not capable of this sector please do not apply!</text:p>
          </table:table-cell>
          <table:table-cell office:value-type="string" calcext:value-type="string">
            <text:p><text:span text:style-name="T1"/></text:p>
            <text:p><text:span text:style-name="T1">We are looking for an experienced in IT knowledge especially digital platforms for email marketing, social media, search engine optimization (SEO) and maintaining webpage.</text:span></text:p>
            <text:p><text:span text:style-name="T1">Office Hour: 9:00 am to 5.00pm (Sun-Thu)</text:span></text:p>
            <text:p><text:span text:style-name="T1"/></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22 to 30 years</text:p>
            <text:p>                                                                    </text:p>
          </table:table-cell>
          <table:table-cell office:value-type="string" calcext:value-type="string">
            <text:p/>
            <text:p>Â Dhaka (Gulshan)</text:p>
            <text:p>                                                                    </text:p>
          </table:table-cell>
          <table:table-cell/>
          <table:table-cell office:value-type="string" calcext:value-type="string">
            <text:p/>
            <text:p>Diploma in Computer, Bachelor of Science (BSc)Any reputed university Graduate</text:p>
            <text:p/>
          </table:table-cell>
          <table:table-cell office:value-type="string" calcext:value-type="string">
            <text:p/>
            <text:p>Age 22 to 30 years </text:p>
            <text:p>Only males are allowed to apply</text:p>
            <text:p/>
          </table:table-cell>
          <table:table-cell office:value-type="string" calcext:value-type="string">
            <text:p/>
            <text:p>Â Negotiable</text:p>
            <text:p>                                                                    </text:p>
          </table:table-cell>
          <table:table-cell office:value-type="string" calcext:value-type="string">
            <text:p/>
            <text:p>Weekly 2 holidays</text:p>
            <text:p/>
          </table:table-cell>
          <table:table-cell office:value-type="string" calcext:value-type="string">
            <text:p/>
            <text:p>Â Oct 27, 2019</text:p>
            <text:p>                                                                        </text:p>
          </table:table-cell>
          <table:table-cell office:value-type="string" calcext:value-type="string">
            <text:p/>
            <text:p>Â Nov 4, 2019</text:p>
            <text:p>                                                                        </text:p>
          </table:table-cell>
          <table:table-cell table:number-columns-repeated="1007"/>
        </table:table-row>
        <table:table-row table:style-name="ro13">
          <table:table-cell office:value-type="string" calcext:value-type="string">
            <text:p>Graphic Designer</text:p>
          </table:table-cell>
          <table:table-cell office:value-type="string" calcext:value-type="string">
            <text:p>Silicon Orchard Ltd. </text:p>
          </table:table-cell>
          <table:table-cell office:value-type="string" calcext:value-type="string">
            <text:p>        2</text:p>
            <text:p>                                                                </text:p>
          </table:table-cell>
          <table:table-cell office:value-type="string" calcext:value-type="string">
            <text:p>Have to create game/app/web UX/UI</text:p>
            <text:p>Top-notch, industry-leading design skills (Photoshop and Illustrator are absolutes) - must also be aware of new trends in the design industry.</text:p>
            <text:p>Stellar presentation, infographics, and visual storytelling skills.</text:p>
            <text:p>Expertise in building rich presentations with video, animations, and other interactivity</text:p>
          </table:table-cell>
          <table:table-cell office:value-type="string" calcext:value-type="string">
            <text:p><text:span text:style-name="T1">We are looking for UI/ UX, App/ Game Graphic Designer.</text:span></text:p>
            <text:p><text:span text:style-name="T1">                                                        </text:span></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24 to 30 years</text:p>
            <text:p>                                                                    </text:p>
          </table:table-cell>
          <table:table-cell office:value-type="string" calcext:value-type="string">
            <text:p/>
            <text:p>Â Dhaka</text:p>
            <text:p>                                                                    </text:p>
          </table:table-cell>
          <table:table-cell/>
          <table:table-cell office:value-type="string" calcext:value-type="string">
            <text:p/>
            <text:p>Not Applicable as long as have good skill in Design editing software and design sense.</text:p>
            <text:p>Should be able to communicate in English.</text:p>
            <text:p/>
          </table:table-cell>
          <table:table-cell office:value-type="string" calcext:value-type="string">
            <text:p/>
            <text:p>Age 24 to 30 years </text:p>
            <text:p>Both males and females are allowed to apply</text:p>
            <text:p>Must be well organized.</text:p>
            <text:p>Absolutely necessary to be able to work on multiple projects at once.</text:p>
            <text:p>Ability to deliver quality final products under deadline pressures.</text:p>
            <text:p>Experienced on using various 3D modeling programs/ tools like 3D Studio Max, Maya, Poser etc. will be a plus.</text:p>
            <text:p>Skill in motion graphics and 3D animation techniques is a plus.</text:p>
            <text:p/>
          </table:table-cell>
          <table:table-cell office:value-type="string" calcext:value-type="string">
            <text:p/>
            <text:p>Â Tk. 25000 - 50000 (Monthly)</text:p>
            <text:p>                                                                    </text:p>
          </table:table-cell>
          <table:table-cell office:value-type="string" calcext:value-type="string">
            <text:p/>
            <text:p>Performance bonus, Weekly 2 holidays, Over time allowanceLunch Facilities: Full SubsidizeSalary Review: YearlyFestival Bonus: 2Performance Review Half Yearly</text:p>
            <text:p/>
          </table:table-cell>
          <table:table-cell office:value-type="string" calcext:value-type="string">
            <text:p/>
            <text:p>Â Oct 28, 2019</text:p>
            <text:p>                                                                        </text:p>
          </table:table-cell>
          <table:table-cell office:value-type="string" calcext:value-type="string">
            <text:p/>
            <text:p>Â Nov 15, 2019</text:p>
            <text:p>                                                                        </text:p>
          </table:table-cell>
          <table:table-cell table:number-columns-repeated="1007"/>
        </table:table-row>
        <table:table-row table:style-name="ro3">
          <table:table-cell office:value-type="string" calcext:value-type="string">
            <text:p>Sr. Executive/ Executive - IT</text:p>
          </table:table-cell>
          <table:table-cell office:value-type="string" calcext:value-type="string">
            <text:p>Hamid Group. </text:p>
          </table:table-cell>
          <table:table-cell office:value-type="string" calcext:value-type="string">
            <text:p> Not specific</text:p>
            <text:p>                                                                </text:p>
          </table:table-cell>
          <table:table-cell office:value-type="string" calcext:value-type="string">
            <text:p/>
            <text:p>Capable to develop customize application software and work with ERP implementation team </text:p>
            <text:p>Experience in Analyzing, designing, testing and debugging web based ERP software. Working experience on handling vendor developer team.  </text:p>
            <text:p>Expertise on Microsoft SQL Server, Oracle &amp; Crystal Report. </text:p>
            <text:p>Must have strong knowledge in .NET framework.</text:p>
            <text:p>Experience on APS.NET, C#, AJAX  </text:p>
            <text:p>Expert in PHP &amp; MySQL Environment including Ajax, JavaScript, jQuery,Expert HTML and CSS skills</text:p>
            <text:p>Sound knowledge Backup/restore function, import/export data and DC-DR</text:p>
            <text:p>Ability to handle fairly large project. Setup and configuration windows server </text:p>
            <text:p>Carry out Special Duty assigned by the management.</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table:table-cell office:value-type="string" calcext:value-type="string">
            <text:p/>
            <text:p>Bachelor in Engineering (BEngg) in Computer Science &amp; Engineering4 years Diploma/ Graduate in Computer Science or Engineering from any reputed institute.</text:p>
            <text:p/>
          </table:table-cell>
          <table:table-cell office:value-type="string" calcext:value-type="string">
            <text:p/>
            <text:p>Both males and females are allowed to apply</text:p>
            <text:p>Prepare PC with latest fresh OS and Provide Desktop/Laptop LAN connectivity &amp; troubleshoot </text:p>
            <text:p>Troubleshooting malfunctions of network hardware and software applications to resolve operational issues and restore services.</text:p>
            <text:p>Setting up new users/Email accounts and profiles and dealing with password issues concerning Email/ Wi-Fi connections.</text:p>
            <text:p>Ability to learn quickly and adapt with new technology, and keen interest in acquiring new technical knowledge and skills beyond regular assignments.</text:p>
            <text:p>Must be capable to resolve problems, prioritize tasks, work on multiple tasks simultaneously, adjust project schedules to meet deadlines</text:p>
            <text:p>Ability to work independently with minimum guidance.</text:p>
            <text:p>Maintain the total IT inventory system</text:p>
            <text:p>Capable to work with team &amp; under pressure. Flexible mind to compromise beyond the office time.</text:p>
            <text:p/>
          </table:table-cell>
          <table:table-cell office:value-type="string" calcext:value-type="string">
            <text:p/>
            <text:p>Â Negotiable</text:p>
            <text:p>                                                                    </text:p>
          </table:table-cell>
          <table:table-cell office:value-type="string" calcext:value-type="string">
            <text:p/>
            <text:p>Provident fund, Insurance, GratuityLunch Facilities: Partially SubsidizeSalary Review: YearlyFestival Bonus: 2As per company policy.</text:p>
            <text:p/>
          </table:table-cell>
          <table:table-cell office:value-type="string" calcext:value-type="string">
            <text:p/>
            <text:p>Â Oct 27, 2019</text:p>
            <text:p>                                                                        </text:p>
          </table:table-cell>
          <table:table-cell office:value-type="string" calcext:value-type="string">
            <text:p/>
            <text:p>Â Nov 2, 2019</text:p>
            <text:p>                                                                        </text:p>
          </table:table-cell>
          <table:table-cell table:number-columns-repeated="1007"/>
        </table:table-row>
        <table:table-row table:style-name="ro13">
          <table:table-cell office:value-type="string" calcext:value-type="string">
            <text:p>Sr. Executive (Sales &amp; Marketing) - IT Solution</text:p>
          </table:table-cell>
          <table:table-cell office:value-type="string" calcext:value-type="string">
            <text:p>Firewall Technologies Limited </text:p>
          </table:table-cell>
          <table:table-cell office:value-type="string" calcext:value-type="string">
            <text:p>        10</text:p>
            <text:p>                                                                </text:p>
          </table:table-cell>
          <table:table-cell/>
          <table:table-cell office:value-type="string" calcext:value-type="string">
            <text:p><text:span text:style-name="T1">Looking for a young, energetic and target oriented Male/Female to fill the post.</text:span></text:p>
            <text:p><text:span text:style-name="T1">                                                        </text:span></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table:table-cell office:value-type="string" calcext:value-type="string">
            <text:p/>
            <text:p>Bachelor degree in any discipline</text:p>
            <text:p>Skills Required:  IT amp; Software Marketing, Business development, Computer skills, Corporate sales and Marketing, IT &amp; Software Marketing, IT Knowledge, Sales Marketing</text:p>
            <text:p/>
          </table:table-cell>
          <table:table-cell office:value-type="string" calcext:value-type="string">
            <text:p/>
            <text:p>Both males and females are allowed to apply</text:p>
            <text:p>Minimum 02 years practical experience required in the field of IT Sector.</text:p>
            <text:p>Pleasant looks, sincere and hard working. </text:p>
            <text:p>Excellent communication skills. </text:p>
            <text:p>High spirits to work in Software Industry. </text:p>
            <text:p>Excellent communication/negotiating/closing skills with prospects/ customers.</text:p>
            <text:p/>
          </table:table-cell>
          <table:table-cell office:value-type="string" calcext:value-type="string">
            <text:p/>
            <text:p>Â Tk. 12000 - 20000 (Monthly)</text:p>
            <text:p>                                                                    </text:p>
          </table:table-cell>
          <table:table-cell office:value-type="string" calcext:value-type="string">
            <text:p/>
            <text:p>T/A, Mobile bill, Tour allowance, Profit shareSalary Review: YearlyFestival Bonus: 2Attractive Sales Commission will pay for every work.</text:p>
            <text:p/>
          </table:table-cell>
          <table:table-cell office:value-type="string" calcext:value-type="string">
            <text:p/>
            <text:p>Â Oct 28, 2019</text:p>
            <text:p>                                                                        </text:p>
          </table:table-cell>
          <table:table-cell office:value-type="string" calcext:value-type="string">
            <text:p/>
            <text:p>Â Nov 26, 2019</text:p>
            <text:p>                                                                        </text:p>
          </table:table-cell>
          <table:table-cell table:number-columns-repeated="1007"/>
        </table:table-row>
        <table:table-row table:style-name="ro14">
          <table:table-cell office:value-type="string" calcext:value-type="string">
            <text:p>Teacher for ICT</text:p>
          </table:table-cell>
          <table:table-cell office:value-type="string" calcext:value-type="string">
            <text:p>Akij Foundation School in Manikganj </text:p>
          </table:table-cell>
          <table:table-cell office:value-type="string" calcext:value-type="string">
            <text:p> Not specific</text:p>
            <text:p>                                                                </text:p>
          </table:table-cell>
          <table:table-cell office:value-type="string" calcext:value-type="string">
            <text:p>Teaching ICT and Science from class two to class seven.</text:p>
          </table:table-cell>
          <table:table-cell office:value-type="string" calcext:value-type="string">
            <text:p><text:span text:style-name="T1">Full Time after successful completion of probation period</text:span></text:p>
            <text:p><text:span text:style-name="T1">                                                        </text:span></text:p>
          </table:table-cell>
          <table:table-cell office:value-type="string" calcext:value-type="string">
            <text:p/>
            <text:p>                                                                Full-time</text:p>
            <text:p>                                                            </text:p>
          </table:table-cell>
          <table:table-cell office:value-type="string" calcext:value-type="string">
            <text:p/>
            <text:p>Â At least 2 year(s)</text:p>
            <text:p>                                                                    </text:p>
          </table:table-cell>
          <table:table-cell/>
          <table:table-cell office:value-type="string" calcext:value-type="string">
            <text:p/>
            <text:p>Â Age at most 40 years</text:p>
            <text:p>                                                                    </text:p>
          </table:table-cell>
          <table:table-cell office:value-type="string" calcext:value-type="string">
            <text:p/>
            <text:p>Â Manikganj, Manikganj (Manikganj Sadar)</text:p>
            <text:p>                                                                    </text:p>
          </table:table-cell>
          <table:table-cell/>
          <table:table-cell office:value-type="string" calcext:value-type="string">
            <text:p/>
            <text:p>Master of Science (MSc) in CSE or Relevent Subjects, Bachelor of Science (BSc) in CSE or Relevent Subjects</text:p>
            <text:p>Skills Required: teaching</text:p>
            <text:p/>
          </table:table-cell>
          <table:table-cell office:value-type="string" calcext:value-type="string">
            <text:p/>
            <text:p>Age at most 40 years </text:p>
            <text:p>Must have teaching experience in English Medium/ Version School from Class 1 - 10.</text:p>
            <text:p>Must be well versed in English.</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28, 2019</text:p>
            <text:p>                                                                        </text:p>
          </table:table-cell>
          <table:table-cell office:value-type="string" calcext:value-type="string">
            <text:p/>
            <text:p>Â Nov 9, 2019</text:p>
            <text:p>                                                                        </text:p>
          </table:table-cell>
          <table:table-cell table:number-columns-repeated="1007"/>
        </table:table-row>
        <table:table-row table:style-name="ro15">
          <table:table-cell office:value-type="string" calcext:value-type="string">
            <text:p>System Engineer</text:p>
          </table:table-cell>
          <table:table-cell office:value-type="string" calcext:value-type="string">
            <text:p>ASAI Management Services Limited </text:p>
          </table:table-cell>
          <table:table-cell office:value-type="string" calcext:value-type="string">
            <text:p>  1</text:p>
            <text:p>                                                                </text:p>
          </table:table-cell>
          <table:table-cell office:value-type="string" calcext:value-type="string">
            <text:p>Candidate should be responsible for System Operation, Maintenance and Troubleshooting task for both Local and Global Data Centers and Cloud Services. This includes maintaining All IT infrastructure such as Server System, Virtualization, OS, Updates, Patch Management, Data backup, Data Security, Event and Log Manage, Reporting, Licensing for Local and Global Branches. Taking Periodic Updates, Complying ISMS Policy and enforcing changes where required.</text:p>
            <text:p>Candidate should be contribute in system design, plan and deployment, IT product selection &amp; procurement task.</text:p>
            <text:p>Create a concrete ICT development and deployment plan within the organization, work as a team member to achieve the proposed visions.</text:p>
            <text:p>Manage and prioritize the workload on a daily basis.</text:p>
            <text:p>Candidate should be responsible for taking ownership for completing assigned Project within the given time frame.</text:p>
            <text:p>Candidate should be able to forecast upcoming requirements and should be able to submit proposal to management.</text:p>
            <text:p>Candidate should contribute in data security and data backup as per IT and ISMS Policy.</text:p>
            <text:p>Audit all Systems and assess their outcomes. Candidate is responsible for complying all ISMS and IT policies.</text:p>
            <text:p>Reading System Generated Logs, detecting errors, failures, creating reports and solutions for the errors, co-relate with other system and preserve the logs etc.</text:p>
            <text:p>Candidate should be responsible for working with cross functional team to achieve the same goal.</text:p>
            <text:p>Candidate should be responsible for his own skill development, product knowledge, training and certifications.</text:p>
            <text:p>Candidate should communicate with vendors, suppliers, Service Providers for new requirements, current solution, Warranty Claim, AMC/SLA and troubleshoot purpose.</text:p>
            <text:p>Preserve IT assets and maintaining proper documentations for Regular System Operation, Purchase, Approvals, Changes, Incident reports etc.</text:p>
            <text:p>Job description might get changed due to requirement, Candidate should comply all the task assigned on him.</text:p>
          </table:table-cell>
          <table:table-cell office:value-type="string" calcext:value-type="string">
            <text:p><text:span text:style-name="T1"/></text:p>
            <text:p><text:span text:style-name="T1">                                                            ASAI Management Services Ltd. (AMSL) is a fully owned entity of ASA International Group PLC (ASAI), a multinational conglomerate enlisted in London Stock Exchange. ASAI delivers microfinance services to 1.5 million clients in 13 countries in Asia and Africa. Among other services, AMSL also develops, implements and maintains all software necessary for entities of ASAI in different countries. AMSL IT team is comprised of 25 professionals divided into Programming, Quality Assurance, Implementation Management, and Infrastructure Management teams. System Engineers works within the infrastructure team. Along with other team members a System Engineer works for keeping the ICT infrastructure up and running at an expected level.</text:span></text:p>
            <text:p><text:span text:style-name="T1">                                                        </text:span></text:p>
          </table:table-cell>
          <table:table-cell office:value-type="string" calcext:value-type="string">
            <text:p/>
            <text:p>                                                                Full-time</text:p>
            <text:p>                                                            </text:p>
          </table:table-cell>
          <table:table-cell office:value-type="string" calcext:value-type="string">
            <text:p/>
            <text:p>Â At least 3 year(s)</text:p>
            <text:p>                                                                    </text:p>
          </table:table-cell>
          <table:table-cell/>
          <table:table-cell office:value-type="string" calcext:value-type="string">
            <text:p/>
            <text:p>Â Age at most 35 years</text:p>
            <text:p>                                                                    </text:p>
          </table:table-cell>
          <table:table-cell office:value-type="string" calcext:value-type="string">
            <text:p/>
            <text:p>Â Dhaka</text:p>
            <text:p>                                                                    </text:p>
          </table:table-cell>
          <table:table-cell/>
          <table:table-cell office:value-type="string" calcext:value-type="string">
            <text:p/>
            <text:p>M.Sc/ B.Sc in EEE, CSE, CS, ICT, ETE, discipline from well reputed university.</text:p>
            <text:p>Certifications:</text:p>
            <text:p>Networking: CCNP (R&amp;S or DC or Security) Equivalent or Higher</text:p>
            <text:p>System: Windows  Platform (MCSA or Higher)</text:p>
            <text:p>Certification on Fortinet Firewall, Sophos Antivirus Security Products</text:p>
            <text:p>Cloud: Certification on AWS/Azure</text:p>
            <text:p/>
          </table:table-cell>
          <table:table-cell office:value-type="string" calcext:value-type="string">
            <text:p/>
            <text:p>Age at most 35 years </text:p>
            <text:p>Hands on Working experience on System Infrastructure especially on Virtualization, Windows OS, Cloud Platform, Networking, Security and Cyber-Security, Backup, LAN and WLAN Solution, and successful communication with vendors and other stake holders.</text:p>
            <text:p>System Deployment Knowledge: Installing and configuring Windows OS, Basic setup, Licensing, Backup, Dynamic RAM, Shared HDD, Cluster, Replication, HDD Partitioning, Raid Controller, NIC Teaming, Update and Patch Management, Centralize Management, Snapshot, Log Management, Reading Logs and Events etc.</text:p>
            <text:p>Network-System Design: Making Network Diagram, and use design tools to update diagrams</text:p>
            <text:p>Networking Skills: Basic Networking skills such as IP address, VLAN, Routing, L2 and L3 Switching etc.</text:p>
            <text:p>Licensing and Subscription: Windows OS (Server and PC, SQL) licensing, Microsoft Office Licensing, Antivirus and Firewall Subscription and other software's license and subscriptions.</text:p>
            <text:p>Product Knowledge: Cisco Layer 2 and Layer 3 Switches, Router, Firewall, Fortinet Firewall, Server and Storage, Wireless Products, Attendance Terminals, Product Licensing, RMA, Warranty information</text:p>
            <text:p>Security Skills: Basic Knowledge on Firewall Configuration, Policy Creating, VPN, SSL VPN, IPSEC VPN, URL filtering, SIEM, Application Control, Web Application firewall operation, firewall Cluster(Active-Standby), Firewall licensing, Load Balancing, Bandwidth Control, NAT/Port Forwarding report and log monitoring, Configuration Backup and restore, SSL Certificates, Centralized Antivirus Operation, Creating and applying policy, report creation, log management, Control etc.</text:p>
            <text:p>Server and Storage: Understanding Server components (RAM, HDD, Motherboard, NIC, Cabling, Warranty, OS installation, BIOS, NIC Teaming, Virtualization (Hyper-V/VMware), Virtual machines create, Operation, troubleshoot, Snapshot, Nested VM, Resource Monitoring, Dynamic Resource assignment, Clustering, Hyper-V Cluster, Application Cluster, Shared Storage, iSCSI, FC storage, Data Import/Export, Remote management and monitoring etc. </text:p>
            <text:p>Cloud Computing Skills: Knowledge regarding cloud services such as AWS, Azure etc. Cloud DC/DR solution. Cloud solution design, Implementation, Support and operation. Good knowledge on cloud platforms will add advantages. </text:p>
            <text:p>Monitoring System: Good knowledge on Monitoring System, Operation, understating Logs, Creating reports, alarm handling and Deployment skills</text:p>
            <text:p>Domain Controller: Good knowledge on Active Directory(AD-DS), DFS, File Server, Windows Update Service, Sharing Service, NTP, Centrally Manage System, Replication, DRS, DNS, backup, Tree-Forest.</text:p>
            <text:p>Excellent written &amp; verbal communication skill in English </text:p>
            <text:p>Good problem solving skills.</text:p>
            <text:p>Self-motivated and self-learning skills</text:p>
            <text:p>Documentation skills</text:p>
            <text:p/>
          </table:table-cell>
          <table:table-cell office:value-type="string" calcext:value-type="string">
            <text:p/>
            <text:p>Â Negotiable</text:p>
            <text:p>                                                                    </text:p>
          </table:table-cell>
          <table:table-cell office:value-type="string" calcext:value-type="string">
            <text:p/>
            <text:p>Provident fund, GratuityFestival Bonus: 2Boishkhai allowance</text:p>
            <text:p/>
          </table:table-cell>
          <table:table-cell office:value-type="string" calcext:value-type="string">
            <text:p/>
            <text:p>Â Oct 27, 2019</text:p>
            <text:p>                                                                        </text:p>
          </table:table-cell>
          <table:table-cell office:value-type="string" calcext:value-type="string">
            <text:p/>
            <text:p>Â Nov 11, 2019</text:p>
            <text:p>                                                                        </text:p>
          </table:table-cell>
          <table:table-cell table:number-columns-repeated="1007"/>
        </table:table-row>
        <table:table-row table:style-name="ro16">
          <table:table-cell office:value-type="string" calcext:value-type="string">
            <text:p>Video Editor (IT)</text:p>
          </table:table-cell>
          <table:table-cell office:value-type="string" calcext:value-type="string">
            <text:p>Ad Asia </text:p>
          </table:table-cell>
          <table:table-cell office:value-type="string" calcext:value-type="string">
            <text:p> 02</text:p>
            <text:p>                                                 </text:p>
          </table:table-cell>
          <table:table-cell office:value-type="string" calcext:value-type="string">
            <text:p/>
            <text:p>All version in video editing.</text:p>
            <text:p>Has adequate knowledge about software programming.</text:p>
            <text:p>Handling You Tube &amp; Facebook Boost.</text:p>
            <text:p>Support all software activities of the company.</text:p>
            <text:p>Develop and maintain company website and other IT matters.</text:p>
            <text:p>Any other tasks assigned by the authority.</text:p>
            <text:p/>
          </table:table-cell>
          <table:table-cell/>
          <table:table-cell office:value-type="string" calcext:value-type="string">
            <text:p/>
            <text:p>                                                                Full-time</text:p>
            <text:p>                                                            </text:p>
          </table:table-cell>
          <table:table-cell office:value-type="string" calcext:value-type="string">
            <text:p/>
            <text:p>Â 2 to 5 year(s)</text:p>
            <text:p>                                                                    </text:p>
          </table:table-cell>
          <table:table-cell/>
          <table:table-cell office:value-type="string" calcext:value-type="string">
            <text:p/>
            <text:p>Â Age at most 30 years</text:p>
            <text:p>                                                                    </text:p>
          </table:table-cell>
          <table:table-cell office:value-type="string" calcext:value-type="string">
            <text:p/>
            <text:p>Â Dhaka</text:p>
            <text:p>                                                                    </text:p>
          </table:table-cell>
          <table:table-cell/>
          <table:table-cell office:value-type="string" calcext:value-type="string">
            <text:p/>
            <text:p>Bachelor of Science (B.Sc) in CSE</text:p>
            <text:p/>
          </table:table-cell>
          <table:table-cell office:value-type="string" calcext:value-type="string">
            <text:p/>
            <text:p>Age at most 30 years </text:p>
            <text:p>Must have very strong analysis and synthesis skills</text:p>
            <text:p>Must be proactive and able to execute tasks efficiently</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7, 2019</text:p>
            <text:p>                                                                        </text:p>
          </table:table-cell>
          <table:table-cell office:value-type="string" calcext:value-type="string">
            <text:p/>
            <text:p>Â Nov 25, 2019</text:p>
            <text:p>                                                                        </text:p>
          </table:table-cell>
          <table:table-cell table:number-columns-repeated="1007"/>
        </table:table-row>
        <table:table-row table:style-name="ro17">
          <table:table-cell office:value-type="string" calcext:value-type="string">
            <text:p>Executive/ Sr.Executive - Digital Marketing</text:p>
          </table:table-cell>
          <table:table-cell office:value-type="string" calcext:value-type="string">
            <text:p>Transsion Bangladesh Ltd. </text:p>
          </table:table-cell>
          <table:table-cell office:value-type="string" calcext:value-type="string">
            <text:p>Not specific</text:p>
            <text:p>                                                                </text:p>
          </table:table-cell>
          <table:table-cell office:value-type="string" calcext:value-type="string">
            <text:p/>
            <text:p>                                                            TRANSSION Holdings is a global company dedicated to providing most favored mobile communication products and mobile internet services for local consumers in emerging markets. The company is best-known in emerging markets for its leading mobile brands, including TECNO, itel, Infinix and Spice. Transsion Holdings is now looking for young dynamic Digital Marketing Professional for it`s digital marketing wing.</text:p>
            <text:p>                                                        </text:p>
          </table:table-cell>
          <table:table-cell/>
          <table:table-cell office:value-type="string" calcext:value-type="string">
            <text:p/>
            <text:p>                                                                Full-time</text:p>
            <text:p>                                                            </text:p>
          </table:table-cell>
          <table:table-cell office:value-type="string" calcext:value-type="string">
            <text:p/>
            <text:p>Â At least 1 year(s)</text:p>
            <text:p>                                                                    </text:p>
          </table:table-cell>
          <table:table-cell/>
          <table:table-cell office:value-type="string" calcext:value-type="string">
            <text:p/>
            <text:p>Â Age at most 30 years</text:p>
            <text:p>                                                                    </text:p>
          </table:table-cell>
          <table:table-cell office:value-type="string" calcext:value-type="string">
            <text:p/>
            <text:p>Â Dhaka</text:p>
            <text:p>                                                                    </text:p>
          </table:table-cell>
          <table:table-cell/>
          <table:table-cell office:value-type="string" calcext:value-type="string">
            <text:p/>
            <text:p>Graduation from any Reputed University. </text:p>
            <text:p>Major in Mass Communications, Journalism, Marketing will be preferable.</text:p>
            <text:p/>
          </table:table-cell>
          <table:table-cell office:value-type="string" calcext:value-type="string">
            <text:p/>
            <text:p>Age at most 30 years </text:p>
            <text:p>Take responsible of monthly/quarterly digital marketing performance report and campaign report</text:p>
            <text:p>Take responsible of data analysis on market/industry survey</text:p>
            <text:p>Familiarity with social media, online communities/blogs, tech groups, etc.</text:p>
            <text:p>Have community management experience or work as an admin/moderator at a community.</text:p>
            <text:p>Have the ability of Photoshop/Illustrator/Adobe After Effects will be a plus.</text:p>
            <text:p/>
          </table:table-cell>
          <table:table-cell office:value-type="string" calcext:value-type="string">
            <text:p/>
            <text:p>Â Negotiable</text:p>
            <text:p>                                                                    </text:p>
          </table:table-cell>
          <table:table-cell office:value-type="string" calcext:value-type="string">
            <text:p/>
            <text:p>Mobile bill, Medical allowance, Provident fund, Insurance, GratuitySalary Review: YearlyFestival Bonus: 2</text:p>
            <text:p/>
          </table:table-cell>
          <table:table-cell office:value-type="string" calcext:value-type="string">
            <text:p/>
            <text:p>Â Oct 27, 2019</text:p>
            <text:p>                                                                        </text:p>
          </table:table-cell>
          <table:table-cell office:value-type="string" calcext:value-type="string">
            <text:p/>
            <text:p>Â Nov 10, 2019</text:p>
            <text:p>                                                                        </text:p>
          </table:table-cell>
          <table:table-cell table:number-columns-repeated="1007"/>
        </table:table-row>
        <table:table-row table:style-name="ro4">
          <table:table-cell office:value-type="string" calcext:value-type="string">
            <text:p>Assistant Programmer</text:p>
          </table:table-cell>
          <table:table-cell office:value-type="string" calcext:value-type="string">
            <text:p>JiVitA </text:p>
          </table:table-cell>
          <table:table-cell office:value-type="string" calcext:value-type="string">
            <text:p>     Not specific</text:p>
            <text:p>                                                                </text:p>
          </table:table-cell>
          <table:table-cell/>
          <table:table-cell office:value-type="string" calcext:value-type="string">
            <text:p><text:span text:style-name="T1"> The post will be for a 1-year contract and will be renewed according to organization needs.Salary is competitive and commensurate with relevant experience.</text:span></text:p>
            <text:p><text:span text:style-name="T1">                                                        </text:span></text:p>
          </table:table-cell>
          <table:table-cell office:value-type="string" calcext:value-type="string">
            <text:p/>
            <text:p>                                                                Contractual</text:p>
            <text:p>                                                            </text:p>
          </table:table-cell>
          <table:table-cell office:value-type="string" calcext:value-type="string">
            <text:p/>
            <text:p>Â At least 5 year(s)</text:p>
            <text:p>                                                                    </text:p>
          </table:table-cell>
          <table:table-cell table:number-columns-repeated="2"/>
          <table:table-cell office:value-type="string" calcext:value-type="string">
            <text:p/>
            <text:p>Â Gaibandha</text:p>
            <text:p>                                                                    </text:p>
          </table:table-cell>
          <table:table-cell/>
          <table:table-cell office:value-type="string" calcext:value-type="string">
            <text:p/>
            <text:p>Minimum of Graduate in Computer Science/ Computer Science andEngineering.</text:p>
            <text:p/>
          </table:table-cell>
          <table:table-cell office:value-type="string" calcext:value-type="string">
            <text:p/>
            <text:p>Individual must have experience with relational database design and administration (SQL is preferred)</text:p>
            <text:p>    Minimum 5+ years of relevant experience in a reputed organization with preference to candidates having experience in SQL, MYSQL, JavaScript, ASP, xFORM, xLS, HTML,  XML.</text:p>
            <text:p>    Must have Knowledge of Tables, views, stored procedures, functions &amp; triggers in SQL</text:p>
            <text:p>    Must be able to design and implement simple and complex queries using structured query language (SQL)</text:p>
            <text:p>    Must have knowledge of software design, development, documentation &amp; maintenance</text:p>
            <text:p>    Must have knowledge of problem troubleshooting regarding the databases, applications and provide technical support as needed</text:p>
            <text:p>    Must have knowledge of development of reports using Crystal Reports or Microsoft SQL Server Reporting Services</text:p>
            <text:p>    Must work and be in communication with both the local and international team in order to complete tasks.</text:p>
            <text:p>Preferred Qualifications:</text:p>
            <text:p>    Team lead / management experience</text:p>
            <text:p>    Has a big picture view of moving the data team forward in a direction that will help researchers to collect better data.</text:p>
            <text:p>    Works well in teams and is in close communication with members.</text:p>
            <text:p>    Mobile Application Development, Android OS, OpenDataKit</text:p>
            <text:p>    Application lifecycle experience: Requirements gathering, design, development, deployment, debugging, quality assurance, documentation, maintenance</text:p>
            <text:p>    Windows Server administration (IIS Administration, Active Directory Management etc)</text:p>
            <text:p>    Must be capable of multi-tasking, meeting deadlines.</text:p>
            <text:p/>
          </table:table-cell>
          <table:table-cell table:number-columns-repeated="2"/>
          <table:table-cell office:value-type="string" calcext:value-type="string">
            <text:p/>
            <text:p>Â Oct 27, 2019</text:p>
            <text:p>                                                                        </text:p>
          </table:table-cell>
          <table:table-cell office:value-type="string" calcext:value-type="string">
            <text:p/>
            <text:p>Â Nov 16, 2019</text:p>
            <text:p>                                                                        </text:p>
          </table:table-cell>
          <table:table-cell table:number-columns-repeated="100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1">00/00/0000</text:date>, <text:time style:data-style-name="N2" text:time-value="15:15:17.7344280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1T15:36:04.553178821</dc:date>
    <meta:editing-duration>PT19M46S</meta:editing-duration>
    <meta:editing-cycles>2</meta:editing-cycles>
    <meta:generator>LibreOffice/6.2.7.1$Linux_X86_64 LibreOffice_project/20$Build-1</meta:generator>
    <meta:document-statistic meta:table-count="1" meta:cell-count="307" meta:object-count="0"/>
  </office:meta>
</office:document-meta>
</file>